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2_20_Dots_20_3_20_Dashes" svg:stroke-color="#000000" draw:fill="solid" draw:fill-color="#e6e6e6" draw:fill-hatch-solid="fals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bottom" draw:auto-grow-height="false" draw:shadow-opacity="50%"/>
    </style:style>
    <style:style style:name="gr5" style:family="graphic" style:parent-style-name="standard">
      <style:graphic-properties svg:stroke-color="#000000" draw:fill-color="#c0c0c0" draw:textarea-horizontal-align="justify" draw:textarea-vertical-align="bottom" draw:auto-grow-height="false"/>
    </style:style>
    <style:style style:name="gr6" style:family="graphic" style:parent-style-name="standard">
      <style:graphic-properties draw:stroke="dash" draw:stroke-dash="Line_20_Style_20_9" svg:stroke-color="#000000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svg:stroke-color="#000000" draw:fill-color="#4c4c4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standard">
      <style:graphic-properties draw:stroke="dash" draw:stroke-dash="Ultrafine_20_Dashed" svg:stroke-color="#000000" draw:fill-color="#999999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draw:stroke="dash" draw:stroke-dash="Line_20_Style_20_9" svg:stroke-color="#000000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Ultrafine_20_Dashed" svg:stroke-color="#000000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family="Arial" style:font-family-generic="roman" style:font-pitch="variable" fo:font-size="14pt" style:letter-kerning="true" style:font-size-asian="14pt" style:font-family-complex="'Lohit Hindi'" style:font-family-generic-complex="system" style:font-pitch-complex="variable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223cm" svg:height="1.905cm" svg:x="7.668cm" svg:y="4.048cm">
          <text:p text:style-name="P1">Dri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223cm" svg:height="1.905cm" svg:x="7.668cm" svg:y="1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191cm" svg:height="1.778cm" svg:x="2.651cm" svg:y="7.223cm">
          <text:p text:style-name="P1">mongo2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191cm" svg:height="1.778cm" svg:x="8.684cm" svg:y="7.223cm">
          <text:p text:style-name="P1">mongo3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191cm" svg:height="1.778cm" svg:x="14.589cm" svg:y="7.223cm">
          <text:p text:style-name="P1">mongo4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0.779cm" svg:y1="4.048cm" svg:x2="10.779cm" svg:y2="2.905cm" draw:start-shape="id1" draw:start-glue-point="0" draw:end-shape="id2" draw:end-glue-point="2" svg:d="m10779 4048v-502-141-500" svg:viewBox="0 0 1 1144">
          <text:p/>
        </draw:connector>
        <draw:connector draw:style-name="gr3" draw:text-style-name="P1" draw:layer="layout" draw:type="line" svg:x1="10.779cm" svg:y1="5.953cm" svg:x2="4.746cm" svg:y2="7.223cm" draw:start-shape="id1" draw:start-glue-point="2" draw:end-shape="id3" draw:end-glue-point="0" svg:d="m10779 5953-6033 1270" svg:viewBox="0 0 6034 1271">
          <text:p/>
        </draw:connector>
        <draw:connector draw:style-name="gr3" draw:text-style-name="P1" draw:layer="layout" draw:type="line" svg:x1="10.779cm" svg:y1="5.953cm" svg:x2="10.779cm" svg:y2="7.223cm" draw:start-shape="id1" draw:start-glue-point="2" draw:end-shape="id4" draw:end-glue-point="0" svg:d="m10779 5953v1270" svg:viewBox="0 0 1 1271">
          <text:p/>
        </draw:connector>
        <draw:connector draw:style-name="gr3" draw:text-style-name="P1" draw:layer="layout" draw:type="line" svg:x1="10.779cm" svg:y1="5.953cm" svg:x2="16.684cm" svg:y2="7.223cm" draw:start-shape="id1" draw:start-glue-point="2" draw:end-shape="id5" draw:end-glue-point="0" svg:d="m10779 5953 5905 1270" svg:viewBox="0 0 5906 1271">
          <text:p/>
        </draw:connector>
        <draw:connector draw:style-name="gr3" draw:text-style-name="P1" draw:layer="layout" draw:type="lines" svg:x1="10.779cm" svg:y1="9.001cm" svg:x2="10.779cm" svg:y2="12.049cm" draw:start-shape="id4" draw:start-glue-point="2" draw:end-shape="id6" draw:end-glue-point="0" svg:d="m10779 9001v501 2046 501" svg:viewBox="0 0 1 3049">
          <text:p/>
        </draw:connector>
        <draw:custom-shape draw:style-name="gr4" draw:text-style-name="P1" xml:id="id6" draw:id="id6" draw:layer="layout" svg:width="17.653cm" svg:height="10.922cm" svg:x="1.953cm" svg:y="12.049cm">
          <text:p text:style-name="P1">ShardClus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902cm" svg:height="8.946cm" svg:x="2.461cm" svg:y="13.263cm">
          <text:p text:style-name="P1">Replica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91cm" svg:height="1.698cm" svg:x="2.842cm" svg:y="17.3cm">
          <text:p text:style-name="P1">mongo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91cm" svg:height="1.7cm" svg:x="2.842cm" svg:y="19.161cm">
          <text:p text:style-name="P1">mongo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91cm" svg:height="1.7cm" svg:x="2.842cm" svg:y="13.573cm">
          <text:p text:style-name="P1">mong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4.826cm" svg:height="7.803cm" svg:x="14.145cm" svg:y="13.263cm">
          <text:p text:style-name="P1">ReplicaS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91cm" svg:height="1.699cm" svg:x="14.399cm" svg:y="17.3cm">
          <text:p text:style-name="P1">mongo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91cm" svg:height="1.7cm" svg:x="14.399cm" svg:y="13.573cm">
          <text:p text:style-name="P1">mongo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953cm" svg:height="1.699cm" svg:x="8.24cm" svg:y="12.413cm">
          <text:p text:style-name="P1">mongo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889cm" svg:height="1.673cm" svg:x="4.43cm" svg:y="15.329cm">
          <draw:text-box>
            <text:p>1</text:p>
            <text:p/>
          </draw:text-box>
        </draw:frame>
        <draw:frame draw:style-name="gr8" draw:layer="layout" svg:width="0.889cm" svg:height="1.673cm" svg:x="16.177cm" svg:y="15.478cm">
          <draw:text-box>
            <text:p>1</text:p>
            <text:p/>
          </draw:text-box>
        </draw:frame>
        <draw:custom-shape draw:style-name="gr1" draw:text-style-name="P1" draw:layer="layout" svg:width="4.191cm" svg:height="1.698cm" svg:x="2.842cm" svg:y="15.438cm">
          <text:p text:style-name="P1">mongo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191cm" svg:height="1.698cm" svg:x="14.399cm" svg:y="15.438cm">
          <text:p text:style-name="P1">mongo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2" draw:id="id12" draw:layer="layout" svg:width="4.191cm" svg:height="1.7cm" svg:x="17.51cm" svg:y="9.382cm">
          <text:p text:style-name="P1">mongo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552cm" svg:height="1.271cm" svg:x="13.029cm" svg:y="24.24cm">
          <text:p text:style-name="P1"><text:span text:style-name="T1">Access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4.981cm" svg:height="1.271cm" svg:x="4.17cm" svg:y="24.24cm">
          <text:p text:style-name="P3"><text:span text:style-name="T2">ReplicaSet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4.016cm" svg:height="1.271cm" svg:x="16.907cm" svg:y="24.24cm">
          <text:p text:style-name="P1"><text:span text:style-name="T1">Shard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3.223cm" svg:height="1.271cm" svg:x="0.619cm" svg:y="24.24cm">
          <text:p text:style-name="P3"><text:span text:style-name="T2">mongo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223cm" svg:height="1.271cm" svg:x="9.479cm" svg:y="24.24cm">
          <text:p text:style-name="P1"><text:span text:style-name="T1">config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xml:id="id7" draw:id="id7" draw:layer="layout" svg:width="0.762cm" svg:height="0.962cm" svg:x="1.849cm" svg:y="23.479cm">
          <draw:text-box>
            <text:p>1</text:p>
          </draw:text-box>
        </draw:frame>
        <draw:frame draw:style-name="gr11" xml:id="id8" draw:id="id8" draw:layer="layout" svg:width="0.508cm" svg:height="0.962cm" svg:x="6.406cm" svg:y="23.479cm">
          <draw:text-box>
            <text:p>2</text:p>
          </draw:text-box>
        </draw:frame>
        <draw:frame draw:style-name="gr12" xml:id="id9" draw:id="id9" draw:layer="layout" svg:width="0.635cm" svg:height="0.962cm" svg:x="10.773cm" svg:y="23.479cm">
          <draw:text-box>
            <text:p>3</text:p>
          </draw:text-box>
        </draw:frame>
        <draw:frame draw:style-name="gr11" xml:id="id10" draw:id="id10" draw:layer="layout" svg:width="0.889cm" svg:height="0.962cm" svg:x="14.361cm" svg:y="23.479cm">
          <draw:text-box>
            <text:p>4</text:p>
          </draw:text-box>
        </draw:frame>
        <draw:frame draw:style-name="gr11" xml:id="id11" draw:id="id11" draw:layer="layout" svg:width="0.889cm" svg:height="0.962cm" svg:x="18.471cm" svg:y="23.479cm">
          <draw:text-box>
            <text:p>5</text:p>
          </draw:text-box>
        </draw:frame>
        <draw:connector draw:style-name="gr13" draw:text-style-name="P1" draw:layer="layout" svg:x1="2.611cm" svg:y1="23.96cm" svg:x2="6.406cm" svg:y2="23.96cm" draw:start-shape="id7" draw:start-glue-point="1" draw:end-shape="id8" draw:end-glue-point="3" svg:d="m2611 23960h3795" svg:viewBox="0 0 3796 1">
          <text:p/>
        </draw:connector>
        <draw:connector draw:style-name="gr13" draw:text-style-name="P1" draw:layer="layout" svg:x1="6.914cm" svg:y1="23.96cm" svg:x2="10.773cm" svg:y2="23.96cm" draw:start-shape="id8" draw:start-glue-point="1" draw:end-shape="id9" svg:d="m6914 23960h3859" svg:viewBox="0 0 3860 1">
          <text:p/>
        </draw:connector>
        <draw:connector draw:style-name="gr13" draw:text-style-name="P1" draw:layer="layout" svg:x1="11.408cm" svg:y1="23.96cm" svg:x2="14.361cm" svg:y2="23.96cm" draw:start-shape="id9" draw:start-glue-point="1" draw:end-shape="id10" draw:end-glue-point="3" svg:d="m11408 23960h2953" svg:viewBox="0 0 2954 1">
          <text:p/>
        </draw:connector>
        <draw:connector draw:style-name="gr13" draw:text-style-name="P1" draw:layer="layout" svg:x1="15.25cm" svg:y1="23.96cm" svg:x2="18.471cm" svg:y2="23.96cm" draw:start-shape="id10" draw:start-glue-point="1" draw:end-shape="id11" draw:end-glue-point="3" svg:d="m15250 23960h3221" svg:viewBox="0 0 3222 1">
          <text:p/>
        </draw:connector>
        <draw:connector draw:style-name="gr3" draw:text-style-name="P1" draw:layer="layout" svg:x1="4.746cm" svg:y1="9.001cm" svg:x2="10.779cm" svg:y2="12.049cm" draw:start-shape="id3" draw:start-glue-point="2" draw:end-shape="id6" draw:end-glue-point="0" svg:d="m4746 9001v1524h6033v1524" svg:viewBox="0 0 6034 3049">
          <text:p/>
        </draw:connector>
        <draw:connector draw:style-name="gr3" draw:text-style-name="P1" draw:layer="layout" svg:x1="16.684cm" svg:y1="9.001cm" svg:x2="10.779cm" svg:y2="12.049cm" draw:start-shape="id5" draw:end-shape="id6" draw:end-glue-point="0" svg:d="m16684 9001v1524h-5905v1524" svg:viewBox="0 0 5906 3049">
          <text:p/>
        </draw:connector>
        <draw:connector draw:style-name="gr14" draw:text-style-name="P1" draw:layer="layout" svg:x1="19.605cm" svg:y1="9.382cm" svg:x2="18.78cm" svg:y2="8.112cm" draw:start-shape="id12" draw:start-glue-point="0" draw:end-shape="id5" draw:end-glue-point="1" svg:d="m19605 9382v-1270h-825" svg:viewBox="0 0 826 1271">
          <text:p/>
        </draw:connector>
        <draw:connector draw:style-name="gr14" draw:text-style-name="P1" draw:layer="layout" draw:line-skew="-0.984cm" svg:x1="17.51cm" svg:y1="10.232cm" svg:x2="12.875cm" svg:y2="8.112cm" draw:start-shape="id12" draw:end-shape="id4" svg:d="m17510 10232h-3302v-2120h-1333" svg:viewBox="0 0 4636 2121">
          <text:p/>
        </draw:connector>
        <draw:connector draw:style-name="gr14" draw:text-style-name="P1" draw:layer="layout" draw:line-skew="-4.317cm" svg:x1="17.51cm" svg:y1="10.232cm" svg:x2="6.842cm" svg:y2="8.112cm" draw:start-shape="id12" draw:start-glue-point="3" draw:end-shape="id3" svg:d="m17510 10232h-9652v-2120h-1016" svg:viewBox="0 0 10669 2121">
          <text:p/>
        </draw:connector>
        <draw:connector draw:style-name="gr14" draw:text-style-name="P1" draw:layer="layout" svg:x1="19.605cm" svg:y1="11.082cm" svg:x2="10.779cm" svg:y2="12.049cm" draw:start-shape="id12" draw:start-glue-point="2" draw:end-shape="id6" draw:end-glue-point="0" svg:d="m19605 11082v484h-8826v483" svg:viewBox="0 0 8827 9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20:00:52</meta:creation-date>
    <dc:date>2014-05-20T09:41:58</dc:date>
    <meta:editing-duration>PT1H9M13S</meta:editing-duration>
    <meta:editing-cycles>12</meta:editing-cycles>
    <meta:generator>LibreOffice/4.0.2.2$Linux_X86_64 LibreOffice_project/400m0$Build-2</meta:generator>
    <meta:document-statistic meta:object-count="44"/>
  </office:meta>
</office:document-meta>
</file>